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96ca" officeooo:paragraph-rsid="000296ca"/>
    </style:style>
    <style:style style:name="P2" style:family="paragraph" style:parent-style-name="Standard">
      <style:text-properties officeooo:paragraph-rsid="000296ca"/>
    </style:style>
    <style:style style:name="P3" style:family="paragraph" style:parent-style-name="Standard">
      <style:text-properties fo:font-size="14pt" fo:font-weight="bold" officeooo:rsid="000296ca" officeooo:paragraph-rsid="000296ca"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36c8d" officeooo:paragraph-rsid="00036c8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3ac67" officeooo:paragraph-rsid="0003ac67"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400eb" officeooo:paragraph-rsid="000400eb" style:font-size-asian="14pt" style:font-weight-asian="bold" style:font-size-complex="14pt" style:font-weight-complex="bold"/>
    </style:style>
    <style:style style:name="P7" style:family="paragraph" style:parent-style-name="Standard">
      <style:paragraph-properties fo:text-align="start" style:justify-single-word="false"/>
      <style:text-properties officeooo:paragraph-rsid="000296ca"/>
    </style:style>
    <style:style style:name="P8" style:family="paragraph" style:parent-style-name="Standard">
      <style:paragraph-properties fo:text-align="start" style:justify-single-word="false"/>
      <style:text-properties officeooo:paragraph-rsid="00036c8d"/>
    </style:style>
    <style:style style:name="P9" style:family="paragraph" style:parent-style-name="Standard">
      <style:paragraph-properties fo:text-align="start" style:justify-single-word="false"/>
      <style:text-properties officeooo:paragraph-rsid="0003ac67"/>
    </style:style>
    <style:style style:name="P10" style:family="paragraph" style:parent-style-name="Standard">
      <style:paragraph-properties fo:text-align="start" style:justify-single-word="false"/>
      <style:text-properties officeooo:paragraph-rsid="000400eb"/>
    </style:style>
    <style:style style:name="P11" style:family="paragraph" style:parent-style-name="Standard">
      <style:paragraph-properties fo:text-align="start" style:justify-single-word="false"/>
      <style:text-properties officeooo:rsid="0003ac67" officeooo:paragraph-rsid="0003ac67"/>
    </style:style>
    <style:style style:name="P12" style:family="paragraph" style:parent-style-name="Standard">
      <style:paragraph-properties fo:text-align="start" style:justify-single-word="false"/>
      <style:text-properties fo:color="#000000" officeooo:rsid="0003ac67" officeooo:paragraph-rsid="0003ac67"/>
    </style:style>
    <style:style style:name="P13" style:family="paragraph" style:parent-style-name="Standard">
      <style:text-properties style:font-name="sans-serif1" fo:font-size="15pt" officeooo:paragraph-rsid="000296ca" style:font-size-asian="15pt" style:font-size-complex="15pt"/>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0.5pt" fo:letter-spacing="normal" fo:font-style="normal" fo:font-weight="normal"/>
    </style:style>
    <style:style style:name="P1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ans-serif" fo:font-size="10.5pt" fo:letter-spacing="normal" fo:font-style="normal" fo:font-weight="normal"/>
    </style:style>
    <style:style style:name="P16"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sans-serif" fo:font-size="10.5pt" fo:letter-spacing="normal" fo:font-style="normal" fo:font-weight="normal"/>
    </style:style>
    <style:style style:name="P17" style:family="paragraph" style:parent-style-name="Text_20_body" style:list-style-name="L1">
      <style:paragraph-properties fo:margin-top="0cm" fo:margin-bottom="0cm" loext:contextual-spacing="false" fo:orphans="2" fo:widows="2" fo:padding="0cm" fo:border="none"/>
    </style:style>
    <style:style style:name="T1" style:family="text">
      <style:text-properties fo:font-weight="bold" officeooo:rsid="000296ca" style:font-weight-asian="bold" style:font-weight-complex="bold"/>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222222" style:font-name="sans-serif" fo:font-size="10.5pt" fo:letter-spacing="normal" fo:font-style="normal" fo:font-weight="bold"/>
    </style:style>
    <style:style style:name="T4" style:family="text">
      <style:text-properties fo:font-variant="normal" fo:text-transform="none" fo:color="#222222" style:text-line-through-style="none" style:text-line-through-type="none" style:font-name="sans-serif" fo:font-size="10.5pt" fo:letter-spacing="normal" fo:font-style="normal" fo:font-weight="normal" style:text-blinking="false" fo:background-color="#ffffff" loext:char-shading-value="0"/>
    </style:style>
    <style:style style:name="T5" style:family="text">
      <style:text-properties fo:font-variant="normal" fo:text-transform="none" fo:color="#222222" style:text-line-through-style="none" style:text-line-through-type="none" style:font-name="sans-serif" fo:font-size="10.5pt" fo:letter-spacing="normal" fo:font-style="normal" fo:font-weight="normal" style:text-blinking="false" fo:background-color="#ffffff" loext:char-shading-value="0" style:font-size-asian="14pt" style:font-weight-asian="bold" style:font-size-complex="14pt" style:font-weight-complex="bold"/>
    </style:style>
    <style:style style:name="T6" style:family="text">
      <style:text-properties fo:font-variant="normal" fo:text-transform="none" fo:color="#222222" style:text-line-through-style="none" style:text-line-through-type="none" style:font-name="sans-serif" fo:font-size="10.5pt" fo:letter-spacing="normal" fo:font-style="normal" fo:font-weight="bold" style:text-blinking="false" fo:background-color="#ffffff" loext:char-shading-value="0" style:font-size-asian="14pt" style:font-weight-asian="bold" style:font-size-complex="14pt" style:font-weight-complex="bold"/>
    </style:style>
    <style:style style:name="T7" style:family="text">
      <style:text-properties fo:font-variant="normal" fo:text-transform="none" fo:color="#222222" style:text-line-through-style="none" style:text-line-through-type="none" style:font-name="sans-serif" fo:letter-spacing="normal" fo:font-style="normal" style:text-blinking="false" fo:background-color="#ffffff" loext:char-shading-value="0"/>
    </style:style>
    <style:style style:name="T8" style:family="text">
      <style:text-properties fo:font-variant="normal" fo:text-transform="none" fo:color="#222222" style:text-line-through-style="none" style:text-line-through-type="none" style:font-name="sans-serif" fo:font-size="14pt" fo:letter-spacing="normal" fo:font-style="normal" fo:font-weight="bold" style:text-blinking="false" fo:background-color="#ffffff" loext:char-shading-value="0" style:font-size-asian="14pt" style:font-weight-asian="bold" style:font-size-complex="14pt" style:font-weight-complex="bold"/>
    </style:style>
    <style:style style:name="T9" style:family="text">
      <style:text-properties fo:font-variant="normal" fo:text-transform="none" fo:color="#222222" style:text-line-through-style="none" style:text-line-through-type="none" style:font-name="sans-serif" fo:font-size="14pt" fo:letter-spacing="normal" fo:font-style="normal" style:text-underline-style="none" fo:font-weight="bold" style:text-blinking="false" fo:background-color="#ffffff" loext:char-shading-value="0" style:font-size-asian="14pt" style:font-weight-asian="bold" style:font-size-complex="14pt" style:font-weight-complex="bold"/>
    </style:style>
    <style:style style:name="T10" style:family="text">
      <style:text-properties fo:font-variant="normal" fo:text-transform="none" fo:color="#222222" style:text-line-through-style="none" style:text-line-through-type="none" style:font-name="sans-serif" fo:font-size="11pt" fo:letter-spacing="normal" fo:font-style="normal" fo:font-weight="bold" style:text-blinking="false" fo:background-color="#ffffff" loext:char-shading-value="0" style:font-size-asian="11pt" style:font-weight-asian="bold" style:font-size-complex="11pt" style:font-weight-complex="bold"/>
    </style:style>
    <style:style style:name="T11" style:family="text">
      <style:text-properties fo:font-variant="normal" fo:text-transform="none" fo:color="#222222" style:text-line-through-style="none" style:text-line-through-type="none" style:font-name="sans-serif" fo:font-size="11pt" fo:letter-spacing="normal" fo:font-style="normal" fo:font-weight="normal" style:text-blinking="false" fo:background-color="#ffffff" loext:char-shading-value="0" style:font-size-asian="11pt" style:font-weight-asian="normal" style:font-size-complex="11pt" style:font-weight-complex="normal"/>
    </style:style>
    <style:style style:name="T1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font-size-asian="14pt" style:font-weight-asian="bold" style:font-size-complex="14pt" style:font-weight-complex="bold"/>
    </style:style>
    <style:style style:name="T15"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fo:background-color="#ffffff" loext:char-shading-value="0"/>
    </style:style>
    <style:style style:name="T16"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fo:background-color="#ffffff" loext:char-shading-value="0" style:font-size-asian="14pt" style:font-weight-asian="bold" style:font-size-complex="14pt" style:font-weight-complex="bold"/>
    </style:style>
    <style:style style:name="T17" style:family="text">
      <style:text-properties fo:font-variant="normal" fo:text-transform="none" fo:color="#000000" style:font-name="sans-serif" fo:font-size="10.5pt" fo:letter-spacing="normal" fo:font-style="normal" fo:font-weight="normal"/>
    </style:style>
    <style:style style:name="T18" style:family="text">
      <style:text-properties fo:font-variant="normal" fo:text-transform="none" fo:color="#000000" style:font-name="sans-serif" fo:font-size="10.5pt" fo:letter-spacing="normal" fo:font-style="normal" fo:font-weight="normal" officeooo:rsid="000296ca"/>
    </style:style>
    <style:style style:name="T19" style:family="text">
      <style:text-properties fo:font-variant="normal" fo:text-transform="none" fo:color="#000000" style:font-name="sans-serif" fo:font-size="14pt" fo:letter-spacing="normal" fo:font-style="normal" fo:font-weight="normal" officeooo:rsid="000296ca" style:font-size-asian="14pt" style:font-weight-asian="bold" style:font-size-complex="14pt" style:font-weight-complex="bold"/>
    </style:style>
    <style:style style:name="T20"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style>
    <style:style style:name="T21"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2"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0296ca" style:text-blinking="false" fo:background-color="#ffffff" loext:char-shading-value="0"/>
    </style:style>
    <style:style style:name="T23"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loext:char-shading-value="0" style:font-size-asian="14pt" style:font-weight-asian="bold" style:font-size-complex="14pt" style:font-weight-complex="bold"/>
    </style:style>
    <style:style style:name="T24" style:family="text">
      <style:text-properties fo:font-variant="normal" fo:text-transform="none" fo:color="#000000" style:text-line-through-style="none" style:text-line-through-type="none" style:font-name="sans-serif" fo:font-size="10.5pt" fo:letter-spacing="normal" fo:font-style="normal" style:text-underline-style="solid" style:text-underline-width="auto" style:text-underline-color="font-color" fo:font-weight="normal" style:text-blinking="false" fo:background-color="#ffffff" loext:char-shading-value="0"/>
    </style:style>
    <style:style style:name="T25" style:family="text">
      <style:text-properties fo:font-variant="normal" fo:text-transform="none" fo:color="#000000" style:text-line-through-style="none" style:text-line-through-type="none" style:font-name="sans-serif" fo:font-size="10.5pt" fo:letter-spacing="normal" fo:font-style="normal" fo:font-weight="normal" style:text-blinking="false" fo:background-color="#ffffff" loext:char-shading-value="0"/>
    </style:style>
    <style:style style:name="T26" style:family="text">
      <style:text-properties fo:font-variant="normal" fo:text-transform="none" fo:color="#000000" style:text-line-through-style="none" style:text-line-through-type="none" style:font-name="sans-serif" fo:font-size="10.5pt" fo:letter-spacing="normal" fo:font-style="normal" fo:font-weight="normal" officeooo:rsid="0003ac67" style:text-blinking="false" fo:background-color="#ffffff" loext:char-shading-value="0" style:font-size-asian="14pt" style:font-weight-asian="normal" style:font-size-complex="14pt" style:font-weight-complex="normal"/>
    </style:style>
    <style:style style:name="T27" style:family="text">
      <style:text-properties fo:font-variant="normal" fo:text-transform="none" fo:color="#000000" style:text-line-through-style="none" style:text-line-through-type="none" style:font-name="sans-serif" fo:font-size="10.5pt" fo:letter-spacing="normal" fo:font-style="normal" fo:font-weight="normal" style:text-blinking="false" fo:background-color="#ffffff" loext:char-shading-value="0" style:font-size-asian="14pt" style:font-weight-asian="bold" style:font-size-complex="14pt" style:font-weight-complex="bold"/>
    </style:style>
    <style:style style:name="T28" style:family="text">
      <style:text-properties fo:font-variant="normal" fo:text-transform="none" fo:color="#000000" style:text-line-through-style="none" style:text-line-through-type="none" style:font-name="sans-serif" fo:font-size="10.5pt" fo:letter-spacing="normal" fo:font-style="normal" style:text-blinking="false" fo:background-color="#ffffff" loext:char-shading-value="0" style:font-size-asian="14pt" style:font-size-complex="14pt"/>
    </style:style>
    <style:style style:name="T29" style:family="text">
      <style:text-properties fo:font-variant="normal" fo:text-transform="none" fo:color="#000000" style:text-line-through-style="none" style:text-line-through-type="none" style:font-name="sans-serif" fo:font-size="10.5pt" fo:letter-spacing="normal" fo:font-style="normal" fo:font-weight="bold" style:text-blinking="false" fo:background-color="#ffffff" loext:char-shading-value="0" style:font-size-asian="14pt" style:font-weight-asian="bold" style:font-size-complex="14pt" style:font-weight-complex="bold"/>
    </style:style>
    <style:style style:name="T30" style:family="text">
      <style:text-properties fo:font-variant="normal" fo:text-transform="none" fo:color="#000000" style:text-line-through-style="none" style:text-line-through-type="none" style:font-name="sans-serif" fo:letter-spacing="normal" fo:font-style="normal" style:text-underline-style="solid" style:text-underline-width="auto" style:text-underline-color="font-color" style:text-blinking="false" fo:background-color="#ffffff" loext:char-shading-value="0"/>
    </style:style>
    <style:style style:name="T31" style:family="text">
      <style:text-properties fo:font-variant="normal" fo:text-transform="none" fo:color="#000000" style:text-line-through-style="none" style:text-line-through-type="none" style:font-name="sans-serif" fo:letter-spacing="normal" fo:font-style="normal" style:text-blinking="false" fo:background-color="#ffffff" loext:char-shading-value="0"/>
    </style:style>
    <style:style style:name="T32" style:family="text">
      <style:text-properties fo:font-variant="normal" fo:text-transform="none" fo:color="#000000" style:text-line-through-style="none" style:text-line-through-type="none" style:font-name="sans-serif" fo:letter-spacing="normal" fo:font-style="normal" fo:font-weight="normal" style:text-blinking="false" fo:background-color="#ffffff" loext:char-shading-value="0"/>
    </style:style>
    <style:style style:name="T33" style:family="text">
      <style:text-properties fo:font-variant="normal" fo:text-transform="none" fo:color="#000000" style:text-line-through-style="none" style:text-line-through-type="none" style:font-name="sans-serif" fo:font-size="14pt" fo:letter-spacing="normal" fo:font-style="normal" style:text-underline-style="none" fo:font-weight="normal" officeooo:rsid="000296ca" style:text-blinking="false" fo:background-color="#ffffff" loext:char-shading-value="0" style:font-size-asian="14pt" style:font-weight-asian="normal" style:font-size-complex="14pt" style:font-weight-complex="normal"/>
    </style:style>
    <style:style style:name="T34" style:family="text">
      <style:text-properties fo:font-variant="normal" fo:text-transform="none" fo:color="#000000" style:text-line-through-style="none" style:text-line-through-type="none" style:font-name="sans-serif" fo:font-size="14pt" fo:letter-spacing="normal" fo:font-style="normal" style:text-underline-style="none" fo:font-weight="bold" style:text-blinking="false" fo:background-color="#ffffff" loext:char-shading-value="0" style:font-size-asian="14pt" style:font-weight-asian="bold" style:font-size-complex="14pt" style:font-weight-complex="bold"/>
    </style:style>
    <style:style style:name="T35" style:family="text">
      <style:text-properties fo:font-variant="normal" fo:text-transform="none" fo:color="#000000" style:text-line-through-style="none" style:text-line-through-type="none" style:font-name="sans-serif" fo:font-size="14pt" fo:letter-spacing="normal" fo:font-style="normal" fo:font-weight="bold" style:text-blinking="false" fo:background-color="#ffffff" loext:char-shading-value="0" style:font-size-asian="14pt" style:font-weight-asian="bold" style:font-size-complex="14pt" style:font-weight-complex="bold"/>
    </style:style>
    <style:style style:name="T36" style:family="text">
      <style:text-properties fo:font-variant="normal" fo:text-transform="none" fo:color="#000000" style:text-line-through-style="none" style:text-line-through-type="none" style:font-name="sans-serif" fo:font-size="14pt" fo:letter-spacing="normal" fo:font-style="normal" fo:font-weight="bold" officeooo:rsid="00036c8d" style:text-blinking="false" fo:background-color="#ffffff" loext:char-shading-value="0" style:font-size-asian="14pt" style:font-weight-asian="bold" style:font-size-complex="14pt" style:font-weight-complex="bold"/>
    </style:style>
    <style:style style:name="T37" style:family="text">
      <style:text-properties fo:font-variant="normal" fo:text-transform="none" fo:color="#000000" style:text-line-through-style="none" style:text-line-through-type="none" style:font-name="sans-serif" fo:font-size="14pt" fo:letter-spacing="normal" fo:font-style="normal" fo:font-weight="bold" officeooo:rsid="0003ac67" style:text-blinking="false" fo:background-color="#ffffff" loext:char-shading-value="0" style:font-size-asian="14pt" style:font-weight-asian="bold" style:font-size-complex="14pt" style:font-weight-complex="bold"/>
    </style:style>
    <style:style style:name="T38" style:family="text">
      <style:text-properties fo:font-variant="normal" fo:text-transform="none" fo:color="#000000" style:text-line-through-style="none" style:text-line-through-type="none" style:font-name="sans-serif" fo:font-size="14pt" fo:letter-spacing="normal" fo:font-style="normal" fo:font-weight="bold" officeooo:rsid="000400eb" style:text-blinking="false" fo:background-color="#ffffff" loext:char-shading-value="0" style:font-size-asian="14pt" style:font-weight-asian="bold" style:font-size-complex="14pt" style:font-weight-complex="bold"/>
    </style:style>
    <style:style style:name="T39"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fo:background-color="#ffffff" loext:char-shading-value="0"/>
    </style:style>
    <style:style style:name="T40"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fo:background-color="#ffffff" loext:char-shading-value="0" style:font-size-asian="14pt" style:font-weight-asian="bold" style:font-size-complex="14pt" style:font-weight-complex="bold"/>
    </style:style>
    <style:style style:name="T41" style:family="text">
      <style:text-properties fo:font-variant="normal" fo:text-transform="none" fo:color="#000000" style:text-line-through-style="none" style:text-line-through-type="none" style:font-name="sans-serif" fo:font-size="11pt" fo:letter-spacing="normal" fo:font-style="normal" fo:font-weight="bold" officeooo:rsid="0003ac67" style:text-blinking="false" fo:background-color="#ffffff" loext:char-shading-value="0" style:font-size-asian="11pt" style:font-weight-asian="bold" style:font-size-complex="11pt" style:font-weight-complex="bold"/>
    </style:style>
    <style:style style:name="T42" style:family="text">
      <style:text-properties fo:font-variant="normal" fo:text-transform="none" fo:color="#000000" style:text-line-through-style="none" style:text-line-through-type="none" style:font-name="sans-serif" fo:font-size="11pt" fo:letter-spacing="normal" fo:font-style="normal" fo:font-weight="normal" style:text-blinking="false" fo:background-color="#ffffff" loext:char-shading-value="0" style:font-size-asian="11pt" style:font-weight-asian="normal" style:font-size-complex="11pt" style:font-weight-complex="normal"/>
    </style:style>
    <style:style style:name="T43" style:family="text">
      <style:text-properties fo:font-variant="normal" fo:text-transform="none" fo:color="#000000" style:text-line-through-style="none" style:text-line-through-type="none" style:font-name="sans-serif" fo:font-size="11pt" fo:letter-spacing="normal" fo:font-style="normal" fo:font-weight="normal" officeooo:rsid="0003ac67" style:text-blinking="false" fo:background-color="#ffffff" loext:char-shading-value="0" style:font-size-asian="11pt" style:font-weight-asian="normal" style:font-size-complex="11pt" style:font-weight-complex="normal"/>
    </style:style>
    <style:style style:name="T44" style:family="text">
      <style:text-properties fo:font-variant="normal" fo:text-transform="none" style:text-line-through-style="none" style:text-line-through-type="none" style:font-name="sans-serif" fo:font-size="10.5pt" fo:letter-spacing="normal" fo:font-style="normal" fo:font-weight="normal" style:text-blinking="false" fo:background-color="#ffffff" loext:char-shading-value="0"/>
    </style:style>
    <style:style style:name="T45" style:family="text">
      <style:text-properties fo:font-variant="normal" fo:text-transform="none" style:text-line-through-style="none" style:text-line-through-type="none" style:font-name="sans-serif" fo:font-size="10.5pt" fo:letter-spacing="normal" fo:font-style="normal" fo:font-weight="normal" style:text-blinking="false" fo:background-color="#ffffff" loext:char-shading-value="0" style:font-size-asian="14pt" style:font-weight-asian="bold" style:font-size-complex="14pt" style:font-weight-complex="bold"/>
    </style:style>
    <style:style style:name="T46"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style:style>
    <style:style style:name="T47"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8"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ffffff" loext:char-shading-value="0" style:font-size-asian="14pt" style:font-weight-asian="bold" style:font-size-complex="14pt" style:font-weight-complex="bold"/>
    </style:style>
    <style:style style:name="T49" style:family="text">
      <style:text-properties fo:font-variant="normal" fo:text-transform="none" style:text-line-through-style="none" style:text-line-through-type="none" style:font-name="sans-serif" fo:font-size="14pt" fo:letter-spacing="normal" fo:font-style="normal" fo:font-weight="bold" style:text-blinking="false" fo:background-color="#ffffff" loext:char-shading-value="0" style:font-size-asian="14pt" style:font-weight-asian="bold" style:font-size-complex="14pt" style:font-weight-complex="bold"/>
    </style:style>
    <style:style style:name="T50" style:family="text">
      <style:text-properties fo:font-variant="normal" fo:text-transform="none" style:text-line-through-style="none" style:text-line-through-type="none" style:font-name="sans-serif" fo:font-size="14pt" fo:letter-spacing="normal" fo:font-style="normal" fo:font-weight="bold" officeooo:rsid="0003ac67" style:text-blinking="false" fo:background-color="#ffffff" loext:char-shading-value="0" style:font-size-asian="14pt" style:font-weight-asian="bold" style:font-size-complex="14pt" style:font-weight-complex="bold"/>
    </style:style>
    <style:style style:name="T51" style:family="text">
      <style:text-properties fo:font-variant="normal" fo:text-transform="none" style:text-line-through-style="none" style:text-line-through-type="none" style:font-name="sans-serif" fo:letter-spacing="normal" fo:font-style="normal" style:text-blinking="false" fo:background-color="#ffffff" loext:char-shading-value="0"/>
    </style:style>
    <style:style style:name="T52" style:family="text">
      <style:text-properties fo:font-variant="normal" fo:text-transform="none" style:text-line-through-style="none" style:text-line-through-type="none" style:font-name="sans-serif" fo:font-size="11pt" fo:letter-spacing="normal" fo:font-style="normal" fo:font-weight="normal" style:text-blinking="false" fo:background-color="#ffffff" loext:char-shading-value="0" style:font-size-asian="11pt" style:font-weight-asian="normal" style:font-size-complex="11pt" style:font-weight-complex="normal"/>
    </style:style>
    <style:style style:name="T53" style:family="text">
      <style:text-properties fo:font-variant="normal" fo:text-transform="none" style:text-line-through-style="none" style:text-line-through-type="none" style:font-name="sans-serif" fo:font-size="11pt" fo:letter-spacing="normal" fo:font-style="normal" fo:font-weight="normal" officeooo:rsid="0003ac67" style:text-blinking="false" fo:background-color="#ffffff" loext:char-shading-value="0" style:font-size-asian="11pt" style:font-weight-asian="normal" style:font-size-complex="11pt" style:font-weight-complex="normal"/>
    </style:style>
    <style:style style:name="T54" style:family="text">
      <style:text-properties fo:font-variant="normal" fo:text-transform="none" style:font-name="sans-serif" fo:font-size="10.5pt" fo:letter-spacing="normal" fo:font-style="normal" fo:font-weight="normal"/>
    </style:style>
    <style:style style:name="T55" style:family="text">
      <style:text-properties fo:font-size="13pt" fo:font-weight="normal" officeooo:rsid="000296ca" style:font-size-asian="13pt" style:font-weight-asian="normal" style:font-size-complex="13pt" style:font-weight-complex="normal"/>
    </style:style>
    <style:style style:name="T56" style:family="text">
      <style:text-properties fo:font-size="13pt" fo:font-weight="bold" officeooo:rsid="000296ca" style:font-size-asian="13pt" style:font-weight-asian="bold" style:font-size-complex="13pt" style:font-weight-complex="bold"/>
    </style:style>
    <style:style style:name="T57" style:family="text">
      <style:text-properties fo:font-size="14pt" fo:font-weight="normal" officeooo:rsid="000296ca" style:font-size-asian="14pt" style:font-weight-asian="normal" style:font-size-complex="14pt"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Big Data &amp; Data Analystics.</text:span></text:p>
      <text:p text:style-name="P2"><text:span text:style-name="T56"/></text:p>
      <text:p text:style-name="P2"><text:span text:style-name="T57">Big Data:</text:span><text:span text:style-name="T55"> <text:s/></text:span><text:span text:style-name="T17">is a term for </text:span><text:span text:style-name="T18">data sets</text:span><text:span text:style-name="T21"> </text:span><text:span text:style-name="T17">that are so large or complex that traditional </text:span><text:span text:style-name="T18">data <text:s text:c="7"/>processingapplication software</text:span><text:span text:style-name="T21"> </text:span><text:span text:style-name="T17">is inadequate to deal with them. Big data challenges <text:s text:c="3"/>include </text:span><text:a xlink:type="simple" xlink:href="https://en.wikipedia.org/wiki/Automatic_identification_and_data_capture" text:style-name="Internet_20_link" text:visited-style-name="Visited_20_Internet_20_Link"><text:span text:style-name="T21">capturing data</text:span></text:a><text:span text:style-name="T17">, </text:span><text:a xlink:type="simple" xlink:href="https://en.wikipedia.org/wiki/Computer_data_storage" text:style-name="Internet_20_link" text:visited-style-name="Visited_20_Internet_20_Link"><text:span text:style-name="T21">data storage</text:span></text:a><text:span text:style-name="T17">, </text:span><text:a xlink:type="simple" xlink:href="https://en.wikipedia.org/wiki/Data_analysis" text:style-name="Internet_20_link" text:visited-style-name="Visited_20_Internet_20_Link"><text:span text:style-name="T21">data analysis</text:span></text:a><text:span text:style-name="T17">, search, </text:span><text:a xlink:type="simple" xlink:href="https://en.wikipedia.org/wiki/Data_sharing" text:style-name="Internet_20_link" text:visited-style-name="Visited_20_Internet_20_Link"><text:span text:style-name="T21">sharing</text:span></text:a><text:span text:style-name="T17">, </text:span><text:a xlink:type="simple" xlink:href="https://en.wikipedia.org/wiki/Data_transmission" text:style-name="Internet_20_link" text:visited-style-name="Visited_20_Internet_20_Link"><text:span text:style-name="T21">transfer</text:span></text:a><text:span text:style-name="T17">, </text:span><text:a xlink:type="simple" xlink:href="https://en.wikipedia.org/wiki/Data_visualization" text:style-name="Internet_20_link" text:visited-style-name="Visited_20_Internet_20_Link"><text:span text:style-name="T21">visualization</text:span></text:a><text:span text:style-name="T17">, <text:s text:c="5"/></text:span><text:a xlink:type="simple" xlink:href="https://en.wikipedia.org/wiki/Query_language" text:style-name="Internet_20_link" text:visited-style-name="Visited_20_Internet_20_Link"><text:span text:style-name="T21">querying</text:span></text:a><text:span text:style-name="T17">, updating and </text:span><text:a xlink:type="simple" xlink:href="https://en.wikipedia.org/wiki/Information_privacy" text:style-name="Internet_20_link" text:visited-style-name="Visited_20_Internet_20_Link"><text:span text:style-name="T21">information privacy</text:span></text:a><text:span text:style-name="T17">.</text:span></text:p>
      <text:p text:style-name="P2"><text:span text:style-name="T17"/></text:p>
      <text:p text:style-name="P2"><text:span text:style-name="T19">Data Analystics:</text:span><text:span text:style-name="T3">Data analysis</text:span><text:span text:style-name="T2">, also known as </text:span><text:span text:style-name="T3">analysis of data </text:span><text:span text:style-name="T2">or </text:span><text:span text:style-name="T3">data analytics</text:span><text:span text:style-name="T2">, is a process of inspecting,</text:span><text:span text:style-name="T17"> </text:span><text:a xlink:type="simple" xlink:href="https://en.wikipedia.org/wiki/Data_cleansing" text:style-name="Internet_20_link" text:visited-style-name="Visited_20_Internet_20_Link"><text:span text:style-name="T21">cleansing</text:span></text:a><text:span text:style-name="T17">, </text:span><text:a xlink:type="simple" xlink:href="https://en.wikipedia.org/wiki/Data_transformation" text:style-name="Internet_20_link" text:visited-style-name="Visited_20_Internet_20_Link"><text:span text:style-name="T21">transforming</text:span></text:a><text:span text:style-name="T17">, and </text:span><text:span text:style-name="T18">modeling</text:span><text:span text:style-name="T21"> </text:span><text:span text:style-name="T22">data</text:span><text:span text:style-name="T21"> </text:span><text:span text:style-name="T2">with the goal of discovering useful information, suggesting conclusions, and supporting decision-making. Data analysis has multiple facets and approaches, encompassing diverse techniques under a variety of names, in different business, science, and social science domains</text:span></text:p>
      <text:p text:style-name="P2"><text:span text:style-name="T17"/></text:p>
      <text:p text:style-name="P1"><text:span text:style-name="T24"/></text:p>
      <text:p text:style-name="P3"><text:span text:style-name="T30">Devops.</text:span></text:p>
      <text:p text:style-name="P3"><text:span text:style-name="T30"/></text:p>
      <text:p text:style-name="P7"><text:span text:style-name="T33"><text:s text:c="3"/></text:span><text:span text:style-name="T25">is a </text:span><text:a xlink:type="simple" xlink:href="https://en.wikipedia.org/wiki/Software_development_process" text:style-name="Internet_20_link" text:visited-style-name="Visited_20_Internet_20_Link"><text:span text:style-name="T21">software development</text:span></text:a><text:span text:style-name="T31"> </text:span><text:span text:style-name="T25">and </text:span><text:a xlink:type="simple" xlink:href="https://en.wikipedia.org/wiki/Software_deployment" text:style-name="Internet_20_link" text:visited-style-name="Visited_20_Internet_20_Link"><text:span text:style-name="T21">delivery process</text:span></text:a><text:span text:style-name="T31"> </text:span><text:span text:style-name="T25">that emphasizes </text:span><text:a xlink:type="simple" xlink:href="https://en.wikipedia.org/wiki/Communication" text:style-name="Internet_20_link" text:visited-style-name="Visited_20_Internet_20_Link"><text:span text:style-name="T21">communication</text:span></text:a><text:span text:style-name="T31"> </text:span><text:span text:style-name="T25">and </text:span><text:a xlink:type="simple" xlink:href="https://en.wikipedia.org/wiki/Collaboration" text:style-name="Internet_20_link" text:visited-style-name="Visited_20_Internet_20_Link"><text:span text:style-name="T21">collaboration</text:span></text:a><text:span text:style-name="T31"> </text:span><text:span text:style-name="T25">between product management, software development, and operations professionals.It supports this by </text:span><text:a xlink:type="simple" xlink:href="https://en.wikipedia.org/wiki/Automation" text:style-name="Internet_20_link" text:visited-style-name="Visited_20_Internet_20_Link"><text:span text:style-name="T21">automating</text:span></text:a><text:span text:style-name="T31"> </text:span><text:span text:style-name="T25">and </text:span><text:a xlink:type="simple" xlink:href="https://en.wikipedia.org/wiki/Event_monitoring" text:style-name="Internet_20_link" text:visited-style-name="Visited_20_Internet_20_Link"><text:span text:style-name="T21">monitoring</text:span></text:a><text:span text:style-name="T31"> </text:span><text:span text:style-name="T25">the process of </text:span><text:a xlink:type="simple" xlink:href="https://en.wikipedia.org/wiki/Continuous_integration" text:style-name="Internet_20_link" text:visited-style-name="Visited_20_Internet_20_Link"><text:span text:style-name="T21">software integration</text:span></text:a><text:span text:style-name="T25">, </text:span><text:a xlink:type="simple" xlink:href="https://en.wikipedia.org/wiki/Test_automation" text:style-name="Internet_20_link" text:visited-style-name="Visited_20_Internet_20_Link"><text:span text:style-name="T21">testing</text:span></text:a><text:span text:style-name="T25">, </text:span><text:a xlink:type="simple" xlink:href="https://en.wikipedia.org/wiki/Continuous_delivery" text:style-name="Internet_20_link" text:visited-style-name="Visited_20_Internet_20_Link"><text:span text:style-name="T21">deployment</text:span></text:a><text:span text:style-name="T25">, and </text:span><text:a xlink:type="simple" xlink:href="https://en.wikipedia.org/wiki/Infrastructure_as_Code" text:style-name="Internet_20_link" text:visited-style-name="Visited_20_Internet_20_Link"><text:span text:style-name="T21">infrastructure changes</text:span></text:a><text:span text:style-name="T31"> </text:span><text:span text:style-name="T25">by establishing a culture and environment where </text:span><text:a xlink:type="simple" xlink:href="https://en.wikipedia.org/wiki/Software_build" text:style-name="Internet_20_link" text:visited-style-name="Visited_20_Internet_20_Link"><text:span text:style-name="T21">building</text:span></text:a><text:span text:style-name="T25">, </text:span><text:a xlink:type="simple" xlink:href="https://en.wikipedia.org/wiki/Software_testing" text:style-name="Internet_20_link" text:visited-style-name="Visited_20_Internet_20_Link"><text:span text:style-name="T21">testing</text:span></text:a><text:span text:style-name="T25">, and </text:span><text:a xlink:type="simple" xlink:href="https://en.wikipedia.org/wiki/Software_release_life_cycle" text:style-name="Internet_20_link" text:visited-style-name="Visited_20_Internet_20_Link"><text:span text:style-name="T21">releasing software</text:span></text:a><text:span text:style-name="T31"> </text:span><text:span text:style-name="T25">can happen rapidly, frequently, and more reliably.</text:span></text:p>
      <text:p text:style-name="P7"><text:span text:style-name="T25"/></text:p>
      <text:p text:style-name="P7"><text:span text:style-name="T25"/></text:p>
      <text:p text:style-name="P4"><text:span text:style-name="T31">Web Designing.</text:span></text:p>
      <text:p text:style-name="P4"><text:span text:style-name="T31"/></text:p>
      <text:p text:style-name="P8"><text:span text:style-name="T36"><text:s text:c="2"/></text:span><text:span text:style-name="T26">is</text:span><text:span text:style-name="T31"> </text:span><text:span text:style-name="T25">encompasses many different skills and disciplines in the production and maintenance of websites. The different areas of web design include web graphic design; </text:span><text:a xlink:type="simple" xlink:href="https://en.wikipedia.org/wiki/Interface_design" text:style-name="Internet_20_link" text:visited-style-name="Visited_20_Internet_20_Link"><text:span text:style-name="T21">interface design</text:span></text:a><text:span text:style-name="T25">; authoring, including standardised code and </text:span><text:a xlink:type="simple" xlink:href="https://en.wikipedia.org/wiki/Proprietary_software" text:style-name="Internet_20_link" text:visited-style-name="Visited_20_Internet_20_Link"><text:span text:style-name="T21">proprietary software</text:span></text:a><text:span text:style-name="T25">; </text:span><text:a xlink:type="simple" xlink:href="https://en.wikipedia.org/wiki/User_experience_design" text:style-name="Internet_20_link" text:visited-style-name="Visited_20_Internet_20_Link"><text:span text:style-name="T21">user experience design</text:span></text:a><text:span text:style-name="T25">; and </text:span><text:a xlink:type="simple" xlink:href="https://en.wikipedia.org/wiki/Search_engine_optimization" text:style-name="Internet_20_link" text:visited-style-name="Visited_20_Internet_20_Link"><text:span text:style-name="T21">search engine optimization</text:span></text:a><text:span text:style-name="T25">. Often many individuals will work in teams covering different aspects of the design process, although some designers will cover them all</text:span></text:p>
      <text:p text:style-name="P4"><text:span text:style-name="T31"/></text:p>
      <text:p text:style-name="P4"><text:span text:style-name="T31"><text:s text:c="3"/></text:span></text:p>
      <text:p text:style-name="P5"><text:span text:style-name="T31">Configuration Managment.</text:span></text:p>
      <text:p text:style-name="P5"><text:span text:style-name="T31"><text:s/></text:span></text:p>
      <text:p text:style-name="P9"><text:span text:style-name="T37"><text:s text:c="3"/></text:span><text:span text:style-name="T25">is a </text:span><text:a xlink:type="simple" xlink:href="https://en.wikipedia.org/wiki/Systems_engineering" text:style-name="Internet_20_link" text:visited-style-name="Visited_20_Internet_20_Link"><text:span text:style-name="T21">systems engineering</text:span></text:a><text:span text:style-name="T31"> </text:span><text:span text:style-name="T25">process for establishing and maintaining consistency of a product's performance, functional, and physical attributes with its requirements, design, and operational information throughout its life.</text:span></text:p>
      <text:p text:style-name="P9"><text:span text:style-name="T37"/></text:p>
      <text:p text:style-name="P11"><text:span text:style-name="T35">Application Development.</text:span></text:p>
      <text:p text:style-name="P11"><text:span text:style-name="T35"/></text:p>
      <text:p text:style-name="P9"><text:span text:style-name="T37"><text:s text:c="2"/></text:span><text:span text:style-name="T27">is a </text:span><text:a xlink:type="simple" xlink:href="https://en.wikipedia.org/wiki/Computer_program" text:style-name="Internet_20_link" text:visited-style-name="Visited_20_Internet_20_Link"><text:span text:style-name="T23">computer program</text:span></text:a><text:span text:style-name="T35"> </text:span><text:span text:style-name="T27">designed to perform a group of coordinated functions, tasks, or activities for the benefit of the user. Examples of an application include a </text:span><text:a xlink:type="simple" xlink:href="https://en.wikipedia.org/wiki/Word_processor" text:style-name="Internet_20_link" text:visited-style-name="Visited_20_Internet_20_Link"><text:span text:style-name="T23">word processor</text:span></text:a><text:span text:style-name="T27">, a </text:span><text:a xlink:type="simple" xlink:href="https://en.wikipedia.org/wiki/Spreadsheet" text:style-name="Internet_20_link" text:visited-style-name="Visited_20_Internet_20_Link"><text:span text:style-name="T23">spreadsheet</text:span></text:a><text:span text:style-name="T27">, an </text:span><text:a xlink:type="simple" xlink:href="https://en.wikipedia.org/wiki/Accounting_software" text:style-name="Internet_20_link" text:visited-style-name="Visited_20_Internet_20_Link"><text:span text:style-name="T23">accounting application</text:span></text:a><text:span text:style-name="T27">, a </text:span><text:a xlink:type="simple" xlink:href="https://en.wikipedia.org/wiki/Web_browser" text:style-name="Internet_20_link" text:visited-style-name="Visited_20_Internet_20_Link"><text:span text:style-name="T23">web browser</text:span></text:a><text:span text:style-name="T27">, a </text:span><text:a xlink:type="simple" xlink:href="https://en.wikipedia.org/wiki/Media_player_(application_software)" text:style-name="Internet_20_link" text:visited-style-name="Visited_20_Internet_20_Link"><text:span text:style-name="T23">media player</text:span></text:a><text:span text:style-name="T27">, an aeronautical </text:span><text:a xlink:type="simple" xlink:href="https://en.wikipedia.org/wiki/Flight_simulator" text:style-name="Internet_20_link" text:visited-style-name="Visited_20_Internet_20_Link"><text:span text:style-name="T23">flight simulator</text:span></text:a><text:span text:style-name="T27">, a </text:span><text:a xlink:type="simple" xlink:href="https://en.wikipedia.org/wiki/Console_game" text:style-name="Internet_20_link" text:visited-style-name="Visited_20_Internet_20_Link"><text:span text:style-name="T23">console game</text:span></text:a><text:span text:style-name="T35"> </text:span><text:span text:style-name="T27">or a </text:span><text:a xlink:type="simple" xlink:href="https://en.wikipedia.org/wiki/Photo_editor" text:style-name="Internet_20_link" text:visited-style-name="Visited_20_Internet_20_Link"><text:span text:style-name="T23">photo editor</text:span></text:a><text:span text:style-name="T27">. The </text:span><text:a xlink:type="simple" xlink:href="https://en.wikipedia.org/wiki/Collective_noun" text:style-name="Internet_20_link" text:visited-style-name="Visited_20_Internet_20_Link"><text:span text:style-name="T23">collective noun</text:span></text:a><text:span text:style-name="T35"> </text:span><text:span text:style-name="T29">application software</text:span><text:span text:style-name="T35"> </text:span><text:span text:style-name="T27">refers to all applications collectively.</text:span><text:span text:style-name="T35"> </text:span><text:span text:style-name="T27">This contrasts with </text:span><text:a xlink:type="simple" xlink:href="https://en.wikipedia.org/wiki/System_software" text:style-name="Internet_20_link" text:visited-style-name="Visited_20_Internet_20_Link"><text:span text:style-name="T23">system software</text:span></text:a><text:span text:style-name="T27">, which is mainly involved with running the computer.</text:span></text:p>
      <text:p text:style-name="P12"><text:span text:style-name="T49"/></text:p>
      <text:p text:style-name="P11"><text:span text:style-name="T35">Web Development.</text:span></text:p>
      <text:p text:style-name="P11"><text:soft-page-break/><text:span text:style-name="T35"/></text:p>
      <text:p text:style-name="P9"><text:span text:style-name="T37"><text:s text:c="2"/></text:span><text:span text:style-name="T43"><text:s/>is</text:span><text:span text:style-name="T42"> </text:span><text:span text:style-name="T27">a broad term for the work involved in developing a </text:span><text:a xlink:type="simple" xlink:href="https://en.wikipedia.org/wiki/Web_site" text:style-name="Internet_20_link" text:visited-style-name="Visited_20_Internet_20_Link"><text:span text:style-name="T23">web site</text:span></text:a><text:span text:style-name="T35"> </text:span><text:span text:style-name="T27">for the </text:span><text:a xlink:type="simple" xlink:href="https://en.wikipedia.org/wiki/Internet" text:style-name="Internet_20_link" text:visited-style-name="Visited_20_Internet_20_Link"><text:span text:style-name="T23">Internet</text:span></text:a><text:span text:style-name="T35"> </text:span><text:span text:style-name="T27">(</text:span><text:a xlink:type="simple" xlink:href="https://en.wikipedia.org/wiki/World_Wide_Web" text:style-name="Internet_20_link" text:visited-style-name="Visited_20_Internet_20_Link"><text:span text:style-name="T23">World Wide Web</text:span></text:a><text:span text:style-name="T27">) or an </text:span><text:a xlink:type="simple" xlink:href="https://en.wikipedia.org/wiki/Intranet" text:style-name="Internet_20_link" text:visited-style-name="Visited_20_Internet_20_Link"><text:span text:style-name="T23">intranet</text:span></text:a><text:span text:style-name="T35"> </text:span><text:span text:style-name="T27">(a private network). Web development can range from developing the simplest static single page of </text:span><text:a xlink:type="simple" xlink:href="https://en.wikipedia.org/wiki/Plain_text" text:style-name="Internet_20_link" text:visited-style-name="Visited_20_Internet_20_Link"><text:span text:style-name="T23">plain text</text:span></text:a><text:span text:style-name="T35"> </text:span><text:span text:style-name="T27">to the most complex web-based </text:span><text:a xlink:type="simple" xlink:href="https://en.wikipedia.org/wiki/Internet_application" text:style-name="Internet_20_link" text:visited-style-name="Visited_20_Internet_20_Link"><text:span text:style-name="T23">internet applications</text:span></text:a><text:span text:style-name="T35"> </text:span><text:span text:style-name="T27">(or just 'web apps') </text:span><text:a xlink:type="simple" xlink:href="https://en.wikipedia.org/wiki/Electronic_business" text:style-name="Internet_20_link" text:visited-style-name="Visited_20_Internet_20_Link"><text:span text:style-name="T23">electronic businesses</text:span></text:a><text:span text:style-name="T27">, an </text:span><text:a xlink:type="simple" xlink:href="https://en.wikipedia.org/wiki/Social_network_service" text:style-name="Internet_20_link" text:visited-style-name="Visited_20_Internet_20_Link"><text:span text:style-name="T23">social network services</text:span></text:a><text:span text:style-name="T27">d </text:span><text:span text:style-name="T23">.</text:span></text:p>
      <text:p text:style-name="P12"><text:span text:style-name="T49"/></text:p>
      <text:p text:style-name="P11"><text:span text:style-name="T35"><text:s text:c="4"/></text:span></text:p>
      <text:p text:style-name="P11"><text:span text:style-name="T35">XML.</text:span></text:p>
      <text:p text:style-name="P11"><text:span text:style-name="T35"/></text:p>
      <text:p text:style-name="P9"><text:span text:style-name="T37"><text:s text:c="2"/></text:span><text:span text:style-name="T35"> </text:span><text:span text:style-name="T27">is a </text:span><text:a xlink:type="simple" xlink:href="https://en.wikipedia.org/wiki/Markup_language" text:style-name="Internet_20_link" text:visited-style-name="Visited_20_Internet_20_Link"><text:span text:style-name="T23">markup language</text:span></text:a><text:span text:style-name="T35"> </text:span><text:span text:style-name="T27">that defines a set of rules for encoding </text:span><text:a xlink:type="simple" xlink:href="https://en.wikipedia.org/wiki/Electronic_document" text:style-name="Internet_20_link" text:visited-style-name="Visited_20_Internet_20_Link"><text:span text:style-name="T23">documents</text:span></text:a><text:span text:style-name="T35"> </text:span><text:span text:style-name="T27">in a </text:span><text:a xlink:type="simple" xlink:href="https://en.wikipedia.org/wiki/File_format" text:style-name="Internet_20_link" text:visited-style-name="Visited_20_Internet_20_Link"><text:span text:style-name="T23">format</text:span></text:a><text:span text:style-name="T35"> </text:span><text:span text:style-name="T27">that is both </text:span><text:a xlink:type="simple" xlink:href="https://en.wikipedia.org/wiki/Human-readable_medium" text:style-name="Internet_20_link" text:visited-style-name="Visited_20_Internet_20_Link"><text:span text:style-name="T23">human-readable</text:span></text:a><text:span text:style-name="T35"> </text:span><text:span text:style-name="T27">and </text:span><text:a xlink:type="simple" xlink:href="https://en.wikipedia.org/wiki/Machine-readable_data" text:style-name="Internet_20_link" text:visited-style-name="Visited_20_Internet_20_Link"><text:span text:style-name="T23">machine-readable</text:span></text:a><text:span text:style-name="T27">. The </text:span><text:a xlink:type="simple" xlink:href="https://en.wikipedia.org/wiki/World_Wide_Web_Consortium" text:style-name="Internet_20_link" text:visited-style-name="Visited_20_Internet_20_Link"><text:span text:style-name="T23">W3C</text:span></text:a><text:span text:style-name="T27">'s XML 1.0 Specification</text:span><text:span text:style-name="T35"> </text:span><text:span text:style-name="T27">and several other related specifications</text:span><text:span text:style-name="T40"> </text:span><text:span text:style-name="T27">all of them free </text:span><text:a xlink:type="simple" xlink:href="https://en.wikipedia.org/wiki/Open_standard" text:style-name="Internet_20_link" text:visited-style-name="Visited_20_Internet_20_Link"><text:span text:style-name="T23">open standards</text:span></text:a><text:span text:style-name="T34"> </text:span><text:span text:style-name="T27">define XML.</text:span></text:p>
      <text:p text:style-name="P9"><text:span text:style-name="T27"/></text:p>
      <text:p text:style-name="P9"><text:span text:style-name="T27"/></text:p>
      <text:p text:style-name="P5"><text:span text:style-name="T31">Web Services.</text:span></text:p>
      <text:p text:style-name="P5"><text:span text:style-name="T31"/></text:p>
      <text:p text:style-name="P9"><text:span text:style-name="T37"><text:s text:c="2"/></text:span><text:span text:style-name="T25">is a </text:span><text:a xlink:type="simple" xlink:href="https://en.wikipedia.org/wiki/Service_(systems_architecture)" text:style-name="Internet_20_link" text:visited-style-name="Visited_20_Internet_20_Link"><text:span text:style-name="T21">service</text:span></text:a><text:span text:style-name="T31"> </text:span><text:span text:style-name="T25">offered by an electronic device to another electronic device, communicating with each other via the </text:span><text:a xlink:type="simple" xlink:href="https://en.wikipedia.org/wiki/World_wide_web" text:style-name="Internet_20_link" text:visited-style-name="Visited_20_Internet_20_Link"><text:span text:style-name="T21">World Wide Web</text:span></text:a><text:span text:style-name="T25">. In a Web service, Web technology such as </text:span><text:a xlink:type="simple" xlink:href="https://en.wikipedia.org/wiki/HTTP" text:style-name="Internet_20_link" text:visited-style-name="Visited_20_Internet_20_Link"><text:span text:style-name="T21">HTTP</text:span></text:a><text:span text:style-name="T25">, originally designed for human-to-machine communication, is utilized for machine-to-machine communication, more specifically for transferring machine readable file formats such as </text:span><text:a xlink:type="simple" xlink:href="https://en.wikipedia.org/wiki/XML" text:style-name="Internet_20_link" text:visited-style-name="Visited_20_Internet_20_Link"><text:span text:style-name="T21">XML</text:span></text:a><text:span text:style-name="T31"> </text:span><text:span text:style-name="T25">and </text:span><text:a xlink:type="simple" xlink:href="https://en.wikipedia.org/wiki/JSON" text:style-name="Internet_20_link" text:visited-style-name="Visited_20_Internet_20_Link"><text:span text:style-name="T21">JSON</text:span></text:a><text:span text:style-name="T25">.</text:span></text:p>
      <text:p text:style-name="P5"><text:span text:style-name="T31"/></text:p>
      <text:p text:style-name="P5"><text:span text:style-name="T31"/></text:p>
      <text:p text:style-name="P6"><text:span text:style-name="T31">DBMS.</text:span></text:p>
      <text:p text:style-name="P5"><text:span text:style-name="T31"><text:s text:c="2"/></text:span></text:p>
      <text:p text:style-name="P9"><text:span text:style-name="T37"><text:s/></text:span><text:span text:style-name="T25">is a </text:span><text:a xlink:type="simple" xlink:href="https://en.wikipedia.org/wiki/Computer_software" text:style-name="Internet_20_link" text:visited-style-name="Visited_20_Internet_20_Link"><text:span text:style-name="T21">computer-software</text:span></text:a><text:span text:style-name="T31"> </text:span><text:a xlink:type="simple" xlink:href="https://en.wikipedia.org/wiki/Application_software" text:style-name="Internet_20_link" text:visited-style-name="Visited_20_Internet_20_Link"><text:span text:style-name="T21">application</text:span></text:a><text:span text:style-name="T31"> </text:span><text:span text:style-name="T25">that interacts with </text:span><text:a xlink:type="simple" xlink:href="https://en.wikipedia.org/wiki/End-user" text:style-name="Internet_20_link" text:visited-style-name="Visited_20_Internet_20_Link"><text:span text:style-name="T21">end-users</text:span></text:a><text:span text:style-name="T25">, other applications, and the database itself to capture and analyze data. A general-purpose DBMS allows the definition, creation, querying, update, and administration of databases. Well-known DBMSs include </text:span><text:a xlink:type="simple" xlink:href="https://en.wikipedia.org/wiki/MySQL" text:style-name="Internet_20_link" text:visited-style-name="Visited_20_Internet_20_Link"><text:span text:style-name="T21">MySQL</text:span></text:a><text:span text:style-name="T25">, </text:span><text:a xlink:type="simple" xlink:href="https://en.wikipedia.org/wiki/PostgreSQL" text:style-name="Internet_20_link" text:visited-style-name="Visited_20_Internet_20_Link"><text:span text:style-name="T21">PostgreSQL</text:span></text:a><text:span text:style-name="T25">, </text:span><text:a xlink:type="simple" xlink:href="https://en.wikipedia.org/wiki/MongoDB" text:style-name="Internet_20_link" text:visited-style-name="Visited_20_Internet_20_Link"><text:span text:style-name="T21">MongoDB</text:span></text:a><text:span text:style-name="T25">, </text:span><text:a xlink:type="simple" xlink:href="https://en.wikipedia.org/wiki/MariaDB" text:style-name="Internet_20_link" text:visited-style-name="Visited_20_Internet_20_Link"><text:span text:style-name="T21">MariaDB</text:span></text:a><text:span text:style-name="T25">, </text:span><text:a xlink:type="simple" xlink:href="https://en.wikipedia.org/wiki/Microsoft_SQL_Server" text:style-name="Internet_20_link" text:visited-style-name="Visited_20_Internet_20_Link"><text:span text:style-name="T21">Microsoft SQL Server</text:span></text:a><text:span text:style-name="T25">, </text:span><text:a xlink:type="simple" xlink:href="https://en.wikipedia.org/wiki/Oracle_Database" text:style-name="Internet_20_link" text:visited-style-name="Visited_20_Internet_20_Link"><text:span text:style-name="T21">Oracle</text:span></text:a><text:span text:style-name="T25">, </text:span><text:a xlink:type="simple" xlink:href="https://en.wikipedia.org/wiki/Sybase" text:style-name="Internet_20_link" text:visited-style-name="Visited_20_Internet_20_Link"><text:span text:style-name="T21">Sybase</text:span></text:a><text:span text:style-name="T25">, </text:span><text:a xlink:type="simple" xlink:href="https://en.wikipedia.org/wiki/SAP_HANA" text:style-name="Internet_20_link" text:visited-style-name="Visited_20_Internet_20_Link"><text:span text:style-name="T21">SAP HANA</text:span></text:a><text:span text:style-name="T25">, </text:span><text:a xlink:type="simple" xlink:href="https://en.wikipedia.org/wiki/MemSQL" text:style-name="Internet_20_link" text:visited-style-name="Visited_20_Internet_20_Link"><text:span text:style-name="T21">MemSQL</text:span></text:a><text:span text:style-name="T25">, </text:span><text:a xlink:type="simple" xlink:href="https://en.wikipedia.org/wiki/SQLite" text:style-name="Internet_20_link" text:visited-style-name="Visited_20_Internet_20_Link"><text:span text:style-name="T21">SQLite</text:span></text:a><text:span text:style-name="T31"> </text:span><text:span text:style-name="T25">and </text:span><text:a xlink:type="simple" xlink:href="https://en.wikipedia.org/wiki/IBM_DB2" text:style-name="Internet_20_link" text:visited-style-name="Visited_20_Internet_20_Link"><text:span text:style-name="T21">IBM DB2</text:span></text:a><text:span text:style-name="T25">.</text:span></text:p>
      <text:p text:style-name="P9"><text:span text:style-name="T25"/></text:p>
      <text:p text:style-name="P9"><text:span text:style-name="T25"/></text:p>
      <text:p text:style-name="P6"><text:span text:style-name="T31">Testing.</text:span></text:p>
      <text:p text:style-name="P6"><text:span text:style-name="T31"/></text:p>
      <text:p text:style-name="P10"><text:span text:style-name="T38"><text:s text:c="2"/></text:span><text:span text:style-name="T25">is an investigation conducted to provide stakeholders with information about the quality of the </text:span><text:a xlink:type="simple" xlink:href="https://en.wikipedia.org/wiki/Software" text:style-name="Internet_20_link" text:visited-style-name="Visited_20_Internet_20_Link"><text:span text:style-name="T21">software</text:span></text:a><text:span text:style-name="T25">product or service under test.</text:span><text:bookmark text:name="cite_ref-Kaner_1_1-0"/><text:a xlink:type="simple" xlink:href="https://en.wikipedia.org/wiki/Software_testing#cite_note-Kaner_1-1" text:style-name="Internet_20_link" text:visited-style-name="Visited_20_Internet_20_Link"><text:span text:style-name="T39">[1]</text:span></text:a><text:span text:style-name="T25"> Software testing can also provide an objective, independent view of the software to allow the business to appreciate and understand the risks of software implementation. Test techniques include the process of executing a program or application with the intent of finding </text:span><text:a xlink:type="simple" xlink:href="https://en.wikipedia.org/wiki/Software_bug" text:style-name="Internet_20_link" text:visited-style-name="Visited_20_Internet_20_Link"><text:span text:style-name="T21">software bugs</text:span></text:a><text:span text:style-name="T25"> (errors or other defects), and verifying that the software product is fit for use.</text:span></text:p>
      <text:p text:style-name="P14">Software testing involves the execution of a software component or system component to evaluate one or more properties of interest. In general, these properties indicate the extent to which the component or system under test:</text:p>
      <text:list xml:id="list6044913215380930181" text:style-name="L1">
        <text:list-item>
          <text:p text:style-name="P15">meets the requirements that guided its design and development,</text:p>
        </text:list-item>
        <text:list-item>
          <text:p text:style-name="P16">responds correctly to all kinds of inputs,</text:p>
        </text:list-item>
        <text:list-item>
          <text:p text:style-name="P16">performs its functions within an acceptable time,</text:p>
        </text:list-item>
        <text:list-item>
          <text:p text:style-name="P16">is sufficiently usable,</text:p>
        </text:list-item>
        <text:list-item>
          <text:p text:style-name="P17"><text:soft-page-break/><text:span text:style-name="T17">can be installed and run in its intended </text:span><text:a xlink:type="simple" xlink:href="https://en.wikipedia.org/wiki/Operating_environment" text:style-name="Internet_20_link" text:visited-style-name="Visited_20_Internet_20_Link"><text:span text:style-name="T20">environments</text:span></text:a><text:span text:style-name="T17">, and</text:span></text:p>
        </text:list-item>
        <text:list-item>
          <text:p text:style-name="P16">achieves the general result its stakeholders desire.</text:p>
        </text:list-item>
      </text:list>
      <text:p text:style-name="P6"><text:span text:style-name="T31"/></text:p>
      <text:p text:style-name="P11"><text:span text:style-name="T35"/></text:p>
      <text:p text:style-name="P11"><text:span text:style-name="T3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8:47:24.842889288</meta:creation-date>
    <dc:date>2017-08-14T09:46:12.270088469</dc:date>
    <meta:editing-duration>PT5M48S</meta:editing-duration>
    <meta:editing-cycles>1</meta:editing-cycles>
    <meta:document-statistic meta:table-count="0" meta:image-count="0" meta:object-count="0" meta:page-count="3" meta:paragraph-count="33" meta:word-count="699" meta:character-count="4881" meta:non-whitespace-character-count="4168"/>
    <meta:generator>LibreOffice/5.1.6.2$Linux_X86_64 LibreOffice_project/10m0$Build-2</meta:generator>
  </office:meta>
</office:document-meta>
</file>